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132cm" fo:margin-bottom="0.476cm" style:contextual-spacing="false" style:line-height-at-least="0.503cm" fo:widows="1" fo:text-indent="0cm" style:auto-text-indent="false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2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3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5" style:family="paragraph" style:parent-style-name="Text_20_body" style:list-style-name="L1">
      <style:text-properties fo:color="#000000"/>
    </style:style>
    <style:style style:name="P6" style:family="paragraph" style:parent-style-name="Text_20_body" style:list-style-name="L2">
      <style:text-properties fo:color="#000000"/>
    </style:style>
    <style:style style:name="P7" style:family="paragraph" style:parent-style-name="Text_20_body" style:list-style-name="L3">
      <style:text-properties fo:color="#000000"/>
    </style:style>
    <style:style style:name="P8" style:family="paragraph" style:parent-style-name="Text_20_body" style:list-style-name="L4">
      <style:text-properties fo:color="#000000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7">
      <style:text-properties fo:color="#000000"/>
    </style:style>
    <style:style style:name="P12" style:family="paragraph" style:parent-style-name="Text_20_body" style:list-style-name="L8">
      <style:text-properties fo:color="#000000"/>
    </style:style>
    <style:style style:name="P13" style:family="paragraph" style:parent-style-name="Text_20_body" style:list-style-name="L9">
      <style:text-properties fo:color="#000000"/>
    </style:style>
    <style:style style:name="P14" style:family="paragraph" style:parent-style-name="Text_20_body" style:list-style-name="L10">
      <style:text-properties fo:color="#000000"/>
    </style:style>
    <style:style style:name="P15" style:family="paragraph" style:parent-style-name="Text_20_body" style:list-style-name="L11">
      <style:text-properties fo:color="#000000"/>
    </style:style>
    <style:style style:name="P16" style:family="paragraph" style:parent-style-name="Text_20_body" style:list-style-name="L12">
      <style:text-properties fo:color="#000000"/>
    </style:style>
    <style:style style:name="P17" style:family="paragraph" style:parent-style-name="Text_20_body" style:list-style-name="L13">
      <style:text-properties fo:color="#000000"/>
    </style:style>
    <style:style style:name="P18" style:family="paragraph" style:parent-style-name="Text_20_body" style:list-style-name="L14">
      <style:text-properties fo:color="#000000" officeooo:rsid="0018761f" officeooo:paragraph-rsid="0018761f"/>
    </style:style>
    <style:style style:name="P19" style:family="paragraph" style:parent-style-name="Text_20_body" style:list-style-name="L14">
      <style:paragraph-properties fo:break-before="page"/>
      <style:text-properties fo:color="#000000" officeooo:paragraph-rsid="0018761f"/>
    </style:style>
    <style:style style:name="P20" style:family="paragraph" style:parent-style-name="Text_20_body" style:list-style-name="L3">
      <style:paragraph-properties fo:break-before="page"/>
      <style:text-properties fo:color="#000000"/>
    </style:style>
    <style:style style:name="P21" style:family="paragraph" style:parent-style-name="Text_20_body">
      <style:paragraph-properties fo:margin-top="0cm" fo:margin-bottom="0.212cm" style:contextual-spacing="false" fo:line-height="150%">
        <style:tab-stops>
          <style:tab-stop style:position="0.185cm"/>
        </style:tab-stops>
      </style:paragraph-properties>
    </style:style>
    <style:style style:name="P22" style:family="paragraph" style:parent-style-name="Text_20_body" style:master-page-name="">
      <style:paragraph-properties fo:margin-top="0cm" fo:margin-bottom="0.212cm" style:contextual-spacing="false" fo:line-height="150%" style:page-number="auto">
        <style:tab-stops>
          <style:tab-stop style:position="0.185cm"/>
        </style:tab-stops>
      </style:paragraph-properties>
      <style:text-properties officeooo:rsid="0018d9eb" officeooo:paragraph-rsid="0018d9eb"/>
    </style:style>
    <style:style style:name="T1" style:family="text">
      <style:text-properties style:font-name="monospace" fo:font-size="9pt" fo:font-style="normal" fo:font-weight="normal"/>
    </style:style>
    <style:style style:name="T2" style:family="text">
      <style:text-properties fo:color="#000000"/>
    </style:style>
    <style:style style:name="T3" style:family="text">
      <style:text-properties fo:color="#000000" officeooo:rsid="0018761f"/>
    </style:style>
    <style:style style:name="T4" style:family="text">
      <style:text-properties officeooo:rsid="0018761f"/>
    </style:style>
    <style:style style:name="T5" style:family="text">
      <style:text-properties officeooo:rsid="0018d9eb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LUCIÓ EXERCICIS XQUERY BAILES</text:p>
      <text:p text:style-name="P21"/>
      <text:p text:style-name="P21"><text:span text:style-name="T3">1. </text:span><text:span text:style-name="T2">Mostrar cada uno de los nombres de los bailes con la etiqueta "losbailes".</text:span></text:p>
      <text:p text:style-name="P1">for $baile in /bailes/baile</text:p>
      <text:p text:style-name="P2">return &lt;losbailes&gt;{$baile/nombre/text()}&lt;/losbailes&gt;</text:p>
      <text:p text:style-name="Text_20_body"><text:span text:style-name="T3">2. </text:span><text:span text:style-name="T2">Mostrar los nombres de los bailes seguidos con el número de plazas entre paréntesis, ambos dentro de la misma etiqueta "losbailes".</text:span></text:p>
      <text:p text:style-name="P1">for $baile in /bailes/baile</text:p>
      <text:p text:style-name="P2">return &lt;losbailes&gt;{$baile/nombre/text()} ({$baile/plazas/text()})&lt;/losbailes&gt;</text:p>
      <text:list xml:id="list6659361918779991282" text:style-name="L1">
        <text:list-header>
          <text:p text:style-name="P5"><text:span text:style-name="T4">3. </text:span>Mostrar los nombres de los bailes cuyo precio sea mayor de 30.</text:p>
        </text:list-header>
      </text:list>
      <text:p text:style-name="P1">for $baile in /bailes/baile</text:p>
      <text:p text:style-name="P2">where $baile/precio &gt; 30</text:p>
      <text:p text:style-name="P2">return $baile/nombre</text:p>
      <text:p text:style-name="P1">for $baile in /bailes/baile[precio &gt; 30]</text:p>
      <text:p text:style-name="P2">return $baile/nombre</text:p>
      <text:list xml:id="list2129351967858418932" text:style-name="L2">
        <text:list-header>
          <text:p text:style-name="P6"><text:span text:style-name="T4">4. </text:span>Mostrar los nombres de los bailes cuyo precio sea mayor de 30 y la moneda "euro".</text:p>
        </text:list-header>
      </text:list>
      <text:p text:style-name="P1">for $baile in /bailes/baile</text:p>
      <text:p text:style-name="P2">where $baile/precio &gt; 30 and $baile/precio/@moneda = "euro"</text:p>
      <text:p text:style-name="P2">return $baile/nombre</text:p>
      <text:p text:style-name="P1">for $baile in /bailes/baile[precio &gt; 30 and precio/@moneda = "euro"]</text:p>
      <text:p text:style-name="P2">return $baile/nombre</text:p>
      <text:list xml:id="list4666762558731357911" text:style-name="L3">
        <text:list-header>
          <text:p text:style-name="P7"/>
          <text:p text:style-name="P20"><text:span text:style-name="T4">5. </text:span>Mostrar los nombres y la fecha de comienzo de los bailes que comiencen el mes de enero (utiliza para buscarlo la cadena de texto "/1/").</text:p>
        </text:list-header>
      </text:list>
      <text:p text:style-name="P1">for $baile in /bailes/baile</text:p>
      <text:p text:style-name="P2">where contains($baile/comienzo, "/1/")</text:p>
      <text:p text:style-name="P2">return </text:p>
      <text:p text:style-name="P3"><text:s text:c="3"/><text:span text:style-name="T1">&lt;baile&gt;</text:span></text:p>
      <text:p text:style-name="P3"><text:s text:c="6"/><text:span text:style-name="T1">{$baile/profesor}</text:span></text:p>
      <text:p text:style-name="P3"><text:s text:c="6"/><text:span text:style-name="T1">{$baile/comienzo}</text:span></text:p>
      <text:p text:style-name="P3"><text:s text:c="3"/><text:span text:style-name="T1">&lt;/baile&gt;</text:span></text:p>
      <text:list xml:id="list5483100865634902631" text:style-name="L4">
        <text:list-header>
          <text:p text:style-name="P8"><text:span text:style-name="T4">6. </text:span>Mostrar los nombres de los profesores y la sala en la que dan clase, ordénalos por sala.</text:p>
        </text:list-header>
      </text:list>
      <text:p text:style-name="P1">for $baile in /bailes/baile</text:p>
      <text:p text:style-name="P2">order by $baile/sala</text:p>
      <text:p text:style-name="P2">return </text:p>
      <text:p text:style-name="P3"><text:s text:c="3"/><text:span text:style-name="T1">&lt;baile&gt;</text:span></text:p>
      <text:p text:style-name="P3"><text:s text:c="6"/><text:span text:style-name="T1">{$baile/profesor}</text:span></text:p>
      <text:p text:style-name="P3"><text:s text:c="6"/><text:span text:style-name="T1">{$baile/sala}</text:span></text:p>
      <text:p text:style-name="P3"><text:s text:c="3"/><text:span text:style-name="T1">&lt;/baile&gt;</text:span></text:p>
      <text:list xml:id="list8167995160125040365" text:style-name="L5">
        <text:list-header>
          <text:p text:style-name="P9"><text:span text:style-name="T4">7. </text:span>Mostrar los nombres de los profesores eliminando los repetidos y acampañar cada nombre con todas las salas en la que da clase, ordénalos por nombre.</text:p>
        </text:list-header>
      </text:list>
      <text:p text:style-name="P1">for $profesor in distinct-values(/bailes/baile/profesor)</text:p>
      <text:p text:style-name="P2">let $salas := /bailes/baile[profesor=$profesor]/sala</text:p>
      <text:p text:style-name="P2">order by $profesor</text:p>
      <text:p text:style-name="P2">return </text:p>
      <text:p text:style-name="P3"><text:soft-page-break/><text:s text:c="3"/><text:span text:style-name="T1">&lt;profesores&gt;</text:span></text:p>
      <text:p text:style-name="P3"><text:s text:c="5"/><text:span text:style-name="T1">&lt;nombre&gt;{$profesor}&lt;/nombre&gt;</text:span></text:p>
      <text:p text:style-name="P3"><text:s text:c="5"/><text:span text:style-name="T1">{$salas}</text:span></text:p>
      <text:p text:style-name="P3"><text:s text:c="3"/><text:span text:style-name="T1">&lt;/profesores&gt;</text:span></text:p>
      <text:list xml:id="list8870660161455661681" text:style-name="L6">
        <text:list-header>
          <text:p text:style-name="P10"><text:span text:style-name="T4">8. </text:span>Mostrar la media de los precios de todos los bailes.</text:p>
        </text:list-header>
      </text:list>
      <text:p text:style-name="P1">let $baile := /bailes/baile</text:p>
      <text:p text:style-name="P2">return &lt;media&gt;{avg($baile/precio)}&lt;/media&gt;</text:p>
      <text:list xml:id="list9035315860435035497" text:style-name="L7">
        <text:list-header>
          <text:p text:style-name="P11"><text:span text:style-name="T4">9. </text:span>Mostrar la suma de los precios de los bailes de la sala 1.</text:p>
        </text:list-header>
      </text:list>
      <text:p text:style-name="P1">let $baile := /bailes/baile[sala=1]</text:p>
      <text:p text:style-name="P2">return &lt;total_sala_1&gt;{sum($baile/precio)}&lt;/total_sala_1&gt;</text:p>
      <text:list xml:id="list2955405047040701778" text:style-name="L8">
        <text:list-header>
          <text:p text:style-name="P12"><text:span text:style-name="T4">10. </text:span>Mostrar cuántas plazas en total oferta el profesor "Jesus Lozano".</text:p>
        </text:list-header>
      </text:list>
      <text:p text:style-name="P1">let $baile := /bailes/baile[profesor = "Jesus Lozano"]</text:p>
      <text:p text:style-name="P2">return &lt;plazas&gt;{sum($baile/plazas)}&lt;/plazas&gt;</text:p>
      <text:list xml:id="list5532997647785073139" text:style-name="L9">
        <text:list-header>
          <text:p text:style-name="P13"><text:span text:style-name="T5">11. </text:span>Mostrar el dinero que ganaría la profesora "Laura Mendiola" si se completaran todas las plazas de su baile, sabiendo que sólo tiene un baile.</text:p>
        </text:list-header>
      </text:list>
      <text:p text:style-name="P1">let $baile := /bailes/baile[profesor = "Laura Mendiola"]</text:p>
      <text:p text:style-name="P2">return $baile/plazas * $baile/precio</text:p>
      <text:list xml:id="list1631506501220296471" text:style-name="L10">
        <text:list-header>
          <text:p text:style-name="P14"><text:span text:style-name="T4">12. </text:span>Mostrar el dinero que ganaría el profesor "Jesus Lozano" si se completaran todas las plazas de su baile, pero mostrando el beneficio de cada baile por separado.</text:p>
        </text:list-header>
      </text:list>
      <text:p text:style-name="P1">for $baile in /bailes/baile</text:p>
      <text:p text:style-name="P2">where $baile/profesor = "Jesus Lozano"</text:p>
      <text:p text:style-name="P2">return &lt;beneficio&gt;{$baile/plazas * $baile/precio}&lt;/beneficio&gt;</text:p>
      <text:list xml:id="list6348507042843936096" text:style-name="L11">
        <text:list-header>
          <text:p text:style-name="P15"><text:soft-page-break/></text:p>
          <text:p text:style-name="P15"><text:span text:style-name="T4">13. </text:span>Mostrar el dinero que ganaría la profesora "Laura" (no conocemos su apellido) si se completaran todas las plazas de su baile.</text:p>
        </text:list-header>
      </text:list>
      <text:p text:style-name="P1">for $baile in /bailes/baile</text:p>
      <text:p text:style-name="P2">where starts-with($baile/profesor, "Laura")</text:p>
      <text:p text:style-name="P2">return &lt;beneficio&gt;{$baile/plazas * $baile/precio}&lt;/beneficio&gt;</text:p>
      <text:p text:style-name="P1">for $baile in /bailes/baile[starts-with(profesor, "Laura")]</text:p>
      <text:p text:style-name="P2">return &lt;beneficio&gt;{$baile/plazas * $baile/precio}&lt;/beneficio&gt;</text:p>
      <text:list xml:id="list1379026639753207762" text:style-name="L12">
        <text:list-header>
          <text:p text:style-name="P16"/>
          <text:p text:style-name="P16"><text:span text:style-name="T4">14. </text:span>Mostrar el nombre del baile, su precio y el precio con un descuento del 15% para familias numerosas. Ordenar por el nombre del baile</text:p>
        </text:list-header>
      </text:list>
      <text:p text:style-name="P1">for $baile in /bailes/baile</text:p>
      <text:p text:style-name="P2">order by $baile/nombre</text:p>
      <text:p text:style-name="P2">return </text:p>
      <text:p text:style-name="P3"><text:s text:c="3"/><text:span text:style-name="T1">&lt;baile&gt;</text:span></text:p>
      <text:p text:style-name="P3"><text:s text:c="6"/><text:span text:style-name="T1">{$baile/nombre}</text:span></text:p>
      <text:p text:style-name="P3"><text:s text:c="6"/><text:span text:style-name="T1">&lt;precio&gt;{$baile/precio/text()}&lt;/precio&gt;</text:span></text:p>
      <text:p text:style-name="P3"><text:s text:c="6"/><text:span text:style-name="T1">&lt;fam_numerosa&gt;{$baile/precio * 0.85}&lt;/fam_numerosa&gt;</text:span></text:p>
      <text:p text:style-name="P3"><text:s text:c="3"/><text:span text:style-name="T1">&lt;/baile&gt;</text:span></text:p>
      <text:list xml:id="list8180994042639608016" text:style-name="L13">
        <text:list-header>
          <text:p text:style-name="P17"><text:span text:style-name="T4">15. </text:span>Mostrar todos los datos de cada baile excepto la fecha de comienzo y de fin.</text:p>
        </text:list-header>
      </text:list>
      <text:p text:style-name="P1">for $baile in /bailes/baile</text:p>
      <text:p text:style-name="P2">return &lt;baile&gt;{$baile/* except $baile/comienzo except $baile/fin}&lt;/baile&gt;</text:p>
      <text:list xml:id="list7708838344111314062" text:style-name="L14">
        <text:list-header>
          <text:p text:style-name="P18"><text:s/></text:p>
          <text:p text:style-name="P19"><text:span text:style-name="T4">16. </text:span>Mostrar en una tabla de HTML los nombres de los bailes y su profesor, cada uno en una fila.</text:p>
        </text:list-header>
      </text:list>
      <text:p text:style-name="P1">&lt;table&gt; {</text:p>
      <text:p text:style-name="P3"><text:s text:c="2"/><text:span text:style-name="T1">for $baile in /bailes/baile</text:span></text:p>
      <text:p text:style-name="P3"><text:s text:c="2"/><text:span text:style-name="T1">return &lt;tr&gt;&lt;td&gt;{$baile/nombre/text()}&lt;/td&gt;&lt;td&gt;{$baile/profesor/text()}&lt;/td&gt;&lt;/tr&gt;</text:span></text:p>
      <text:p text:style-name="P2">} &lt;/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/>
      <style:text-properties fo:color="#000000" style:font-name="Arial1" fo:font-family="Arial" style:font-style-name="Negrita" style:font-family-generic="swiss" style:font-pitch="variable" fo:font-weight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5</meta:editing-cycles>
    <meta:generator>LibreOffice/4.2.5.2$Windows_x86 LibreOffice_project/61cb170a04bb1f12e77c884eab9192be736ec5f5</meta:generator>
    <dc:date>2016-03-01T15:54:45.165000000</dc:date>
    <meta:document-statistic meta:table-count="0" meta:image-count="0" meta:object-count="0" meta:page-count="5" meta:paragraph-count="87" meta:word-count="527" meta:character-count="3857" meta:non-whitespace-character-count="3346"/>
    <meta:user-defined meta:name="Info 1"/>
    <meta:user-defined meta:name="Info 2"/>
    <meta:user-defined meta:name="Info 3"/>
    <meta:user-defined meta:name="Info 4"/>
  </office:meta>
</office:document-meta>
</file>